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background-color="#00FF00"/>
    </style:style>
    <style:style style:name="T5" style:parent-style-name="DefaultParagraphFont" style:family="text">
      <style:text-properties fo:font-weight="bold" style:font-weight-asian="bold" style:font-weight-complex="bold" fo:background-color="#FFFF00"/>
    </style:style>
    <style:style style:name="T6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background-color="#00FF00"/>
    </style:style>
    <style:style style:name="T32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background-color="#00FF00"/>
    </style:style>
    <style:style style:name="T36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font-weight="bold" style:font-weight-asian="bold" style:font-weight-complex="bold" fo:background-color="#00FF00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ontact us form Fields:</text:p>
      <text:p text:style-name="P2"/>
      <text:p text:style-name="P3"/>
      <text:p text:style-name="Normal"><text:span text:style-name="T4">Green</text:span>: Not as important <text:s text:c="12"/><text:span text:style-name="T5">Yellow</text:span>: Important</text:p>
      <text:p text:style-name="Normal"/>
      <text:p text:style-name="Normal"/>
      <text:p text:style-name="Normal"><text:span text:style-name="T6">Full Name</text:span><text:span text:style-name="T7">:</text:span><text:s/>To identify the user or caregiver reaching out.</text:p>
      <text:p text:style-name="Normal"><text:span text:style-name="T8">Email Address</text:span><text:span text:style-name="T9">:</text:span><text:s/>For communication and follow-up.</text:p>
      <text:p text:style-name="Normal"><text:span text:style-name="T10">Phone Number</text:span><text:span text:style-name="T11">:</text:span><text:s/>An alternative contact<text:s/>method, helpful for quick responses or clarifications.</text:p>
      <text:p text:style-name="Normal"><text:span text:style-name="T12">Relationship to User</text:span><text:span text:style-name="T13">:</text:span><text:s/>Especially relevant if the person filling out the form is a caregiver or family member. Options could include self, family member, caregiver, healthcare professional, etc.</text:p>
      <text:p text:style-name="Normal"><text:span text:style-name="T14">Preferr</text:span><text:span text:style-name="T15">ed Contact Method</text:span><text:span text:style-name="T16">:</text:span><text:s/>Allow users to choose how they would like to be contacted (e.g., email, phone call).</text:p>
      <text:p text:style-name="Normal"><text:span text:style-name="T17">User Category:</text:span><text:s/>Understanding if the user is seeking information for themselves, a patient, or a loved one. Options could include elderly user, caregiver, healthcare provider, etc.</text:p>
      <text:p text:style-name="Normal"><text:span text:style-name="T18">Reason for Contact:</text:span><text:s/>A dropdown or selection box with common reasons for contacting Care-ify, such as technical support, general inquiry, feedback, etc. Optionally, you could include an "Other" option with a text box for explanation.</text:p>
      <text:p text:style-name="Normal"><text:span text:style-name="T19">Message</text:span><text:span text:style-name="T20">:</text:span><text:s/>A text area where users can write their questions, feedback, or the specifics of their inquiry in more detail.</text:p>
      <text:p text:style-name="Normal"><text:span text:style-name="T21">Accessibility Needs:</text:span><text:s/>An optional field to indicate if the user has any specific accessibility requirements for the response, such as large font size for email replies or text-to-speech options.</text:p>
      <text:p text:style-name="Normal"><text:span text:style-name="T22">Confirmation</text:span><text:span text:style-name="T23">:</text:span><text:s/>A checkbox for users to agree to terms of service or privacy policy, ensuring GDPR compliance and user consent.</text:p>
      <text:p text:style-name="Normal"><text:span text:style-name="T24">CAPTCHA</text:span><text:span text:style-name="T25">:</text:span><text:s/>To prevent spam and automated submissions. (helps with<text:s/>security)</text:p>
      <text:p text:style-name="Normal"/>
      <text:p text:style-name="Normal"><text:span text:style-name="T26">Preferred Time for Contact:</text:span><text:s/>Allowing users to indicate a convenient time for a call<text:s/>back or response can enhance the user experience, showing respect for their schedule.</text:p>
      <text:p text:style-name="P27"/>
      <text:p text:style-name="Normal"><text:span text:style-name="T28">User ID or Account Number</text:span><text:span text:style-name="T29">:</text:span><text:s/>If applicable, asking for a user ID or account number can help in quickly accessing the user's information, improving response time for queries or issues.</text:p>
      <text:p text:style-name="Normal"/>
      <text:p text:style-name="Normal"><text:span text:style-name="T30">Specific Feature Inquiry</text:span><text:span text:style-name="T31">:</text:span><text:s/>include a dropdown or checklist for users to specify which feature they have<text:s/>questions about or are experiencing issues with.</text:p>
      <text:p text:style-name="Normal"/>
      <text:soft-page-break/>
      <text:p text:style-name="Normal"><text:span text:style-name="T32">Urgency Level:</text:span><text:s/>A field where users can mark the urgency of their inquiry (e.g., low, medium, high) can help prioritize responses, especially for critical issues like technical problems that hinder app usage.</text:p>
      <text:p text:style-name="P33"/>
      <text:p text:style-name="Normal"><text:span text:style-name="T34">Feedback on Features</text:span><text:span text:style-name="T35">:</text:span><text:s/>For users wanting to provide feedback, a section dedicated to rating or commenting on specific app features can be valuable for continuous improvement.</text:p>
      <text:p text:style-name="Normal"/>
      <text:p text:style-name="Normal"><text:span text:style-name="T36">File Upload:</text:span><text:s/>Sometimes, users may need to provide screenshots, documents, or other files to better explain their issues or inquiries. A file upload option can be very useful in such cases.</text:p>
      <text:p text:style-name="Normal"/>
      <text:p text:style-name="Normal"><text:span text:style-name="T37">Language Preference</text:span><text:span text:style-name="T38">:</text:span><text:s/>Given the diverse user base, offering a language preference for communication can make the support more accessible and personalized.</text:p>
      <text:p text:style-name="Normal"/>
      <text:p text:style-name="Normal"><text:span text:style-name="T39">How did you hear about us?:</text:span><text:s/>This field can provide valuable marketing insights, indicating which channels are most effective in attracting users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naldo wilson</meta:initial-creator>
    <dc:creator>ronaldo wilson</dc:creator>
    <meta:creation-date>2024-04-08T17:22:00Z</meta:creation-date>
    <dc:date>2024-04-08T17:40:00Z</dc:date>
    <meta:template xlink:href="Normal" xlink:type="simple"/>
    <meta:editing-cycles>5</meta:editing-cycles>
    <meta:editing-duration>PT600S</meta:editing-duration>
    <meta:document-statistic meta:page-count="2" meta:paragraph-count="5" meta:word-count="432" meta:character-count="2894" meta:row-count="20" meta:non-whitespace-character-count="2467"/>
  </office:meta>
</office:document-meta>
</file>